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724bd" officeooo:paragraph-rsid="001724bd"/>
    </style:style>
    <style:style style:name="P2" style:family="paragraph" style:parent-style-name="Heading_20_2">
      <style:text-properties officeooo:paragraph-rsid="0015412f"/>
    </style:style>
    <style:style style:name="P3" style:family="paragraph" style:parent-style-name="Quotations">
      <style:text-properties officeooo:paragraph-rsid="0015412f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9">
      <style:text-properties officeooo:paragraph-rsid="0015412f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>
      <style:text-properties officeooo:rsid="001724bd" officeooo:paragraph-rsid="001724bd"/>
    </style:style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>
      <style:text-properties officeooo:paragraph-rsid="0015412f"/>
    </style:style>
    <style:style style:name="T1" style:family="text">
      <style:text-properties officeooo:rsid="001724bd"/>
    </style:style>
    <style:style style:name="T2" style:family="text">
      <style:text-properties officeooo:rsid="00173c4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3" text:outline-level="3"><text:s/><text:span text:style-name="T1">1] </text:span>Why We Used STM32F407VGT6</text:h>
      <text:list xml:id="list818488404" text:style-name="L1">
        <text:list-item>
          <text:p text:style-name="P4"><text:span text:style-name="Strong_20_Emphasis">Fast and Powerful</text:span></text:p>
          <text:list>
            <text:list-item>
              <text:p text:style-name="P4">It has a <text:span text:style-name="Strong_20_Emphasis">high-speed ARM Cortex-M4</text:span> processor (up to 168 MHz), which is great for handling real-time tasks like sensor data, CAN communication, and alerts quickly.</text:p>
            </text:list-item>
          </text:list>
        </text:list-item>
        <text:list-item>
          <text:p text:style-name="P4"><text:span text:style-name="Strong_20_Emphasis">Lots of Inputs and Outputs (I/Os)</text:span></text:p>
          <text:list>
            <text:list-item>
              <text:p text:style-name="P4">It can connect to <text:span text:style-name="Strong_20_Emphasis">many sensors, GPS, accelerometers</text:span>, etc., which are needed in vehicle safety systems.</text:p>
            </text:list-item>
          </text:list>
        </text:list-item>
        <text:list-item>
          <text:p text:style-name="P4"><text:span text:style-name="Strong_20_Emphasis">Built-in CAN Interface</text:span></text:p>
          <text:list>
            <text:list-item>
              <text:p text:style-name="P4">It has a <text:span text:style-name="Strong_20_Emphasis">CAN controller</text:span> built in. This makes it easy to connect to a car’s internal communication system (CAN bus) without needing extra chips.</text:p>
            </text:list-item>
          </text:list>
        </text:list-item>
        <text:list-item>
          <text:p text:style-name="P4"><text:span text:style-name="Strong_20_Emphasis">Good for IoT</text:span></text:p>
          <text:list>
            <text:list-item>
              <text:p text:style-name="P4">You can connect it to <text:span text:style-name="Strong_20_Emphasis">WiFi or GSM modules</text:span> easily, making it perfect for sending safety data (like crash alerts) to the cloud or a mobile app.</text:p>
            </text:list-item>
          </text:list>
        </text:list-item>
        <text:list-item>
          <text:p text:style-name="P4"><text:span text:style-name="Strong_20_Emphasis">Reliable and Widely Used</text:span></text:p>
          <text:list>
            <text:list-item>
              <text:p text:style-name="P4">It’s been used in many industrial and automotive projects, so it's trusted and has a lot of support.</text:p>
            </text:list-item>
          </text:list>
        </text:list-item>
      </text:list>
      <text:p text:style-name="Horizontal_20_Line"/>
      <text:h text:style-name="Heading_20_3" text:outline-level="3"><text:s/>How It Helps in IoT + Vehicle Safety Project</text:h>
      <text:list xml:id="list3292762163" text:style-name="L2">
        <text:list-item>
          <text:p text:style-name="P5"><text:span text:style-name="Strong_20_Emphasis">Accident Detection</text:span><text:line-break/>Connects to <text:span text:style-name="Strong_20_Emphasis">shock or tilt sensors</text:span>, processes the signal fast, and can decide if an accident occurred.</text:p>
        </text:list-item>
        <text:list-item>
          <text:p text:style-name="P5"><text:span text:style-name="Strong_20_Emphasis">Location Tracking</text:span><text:line-break/>Works with <text:span text:style-name="Strong_20_Emphasis">GPS module</text:span> to track the vehicle's location.</text:p>
        </text:list-item>
        <text:list-item>
          <text:p text:style-name="P5"><text:span text:style-name="Strong_20_Emphasis">Alert System</text:span><text:line-break/>Sends alerts via <text:span text:style-name="Strong_20_Emphasis">GSM or WiFi</text:span> to a mobile number or app if an accident or unsafe event happens.</text:p>
        </text:list-item>
        <text:list-item>
          <text:p text:style-name="P5"><text:span text:style-name="Strong_20_Emphasis">CAN Communication</text:span><text:line-break/>Reads data from the car’s system (like speed, brake status) and can log it or use it for decision-making.</text:p>
        </text:list-item>
      </text:list>
      <text:p text:style-name="Horizontal_20_Line"/>
      <text:h text:style-name="Heading_20_3" text:outline-level="3"><text:soft-page-break/>Example Use-Case</text:h>
      <text:p text:style-name="Quotations">A car hits a pothole hard. The STM32 reads the vibration sensor, gets GPS data, checks speed from the CAN bus, and sends an alert to the driver’s family or emergency service.</text:p>
      <text:p text:style-name="Horizontal_20_Line"/>
      <text:h text:style-name="Heading_20_2" text:outline-level="2"><text:span text:style-name="T1">2] </text:span>What is ESP32-WROOM-32?</text:h>
      <text:p text:style-name="Text_20_body">The <text:span text:style-name="Strong_20_Emphasis">ESP32-WROOM-32</text:span> is a small, low-cost, and powerful microcontroller module. It has built-in <text:span text:style-name="Strong_20_Emphasis">Wi-Fi</text:span> and <text:span text:style-name="Strong_20_Emphasis">Bluetooth</text:span>, which makes it perfect <text:s/><text:span text:style-name="T1">for </text:span><text:span text:style-name="Strong_20_Emphasis">IoT projects</text:span>.</text:p>
      <text:p text:style-name="Horizontal_20_Line"/>
      <text:h text:style-name="Heading_20_2" text:outline-level="2"><text:s/>Why We Used ESP32-WROOM-32</text:h>
      <text:list xml:id="list848486698" text:style-name="L3">
        <text:list-item>
          <text:p text:style-name="P6"><text:span text:style-name="Strong_20_Emphasis">Built-in Wi-Fi and Bluetooth</text:span><text:line-break/>→ No need for extra modules. You can <text:span text:style-name="Strong_20_Emphasis">send data to the cloud or phone</text:span> directly.</text:p>
        </text:list-item>
        <text:list-item>
          <text:p text:style-name="P6"><text:span text:style-name="Strong_20_Emphasis">Fast and Efficient</text:span><text:line-break/>→ It has a <text:span text:style-name="Strong_20_Emphasis">dual-core processor</text:span> (240 MHz), which is fast enough to handle sensor data, communication, and logic.</text:p>
        </text:list-item>
        <text:list-item>
          <text:p text:style-name="P6"><text:span text:style-name="Strong_20_Emphasis">Low Power Usage</text:span><text:line-break/>→ Perfect for projects that need to run on battery or in vehicles where power-saving is important.</text:p>
        </text:list-item>
        <text:list-item>
          <text:p text:style-name="P6"><text:span text:style-name="Strong_20_Emphasis">Easy to Connect Sensors</text:span><text:line-break/>→ Has lots of GPIO pins to connect <text:span text:style-name="Strong_20_Emphasis">GPS, accelerometer, gas sensors, vibration sensors, etc.</text:span></text:p>
        </text:list-item>
        <text:list-item>
          <text:p text:style-name="P6"><text:span text:style-name="Strong_20_Emphasis">Cheap and Popular</text:span><text:line-break/>→ Widely available, <text:span text:style-name="Strong_20_Emphasis">low-cost</text:span>, and has a big community for help.</text:p>
        </text:list-item>
      </text:list>
      <text:p text:style-name="Horizontal_20_Line"/>
      <text:h text:style-name="Heading_20_2" text:outline-level="2"><text:s/>How It Helps in Vehicle Safety + IoT Project</text:h>
      <text:list xml:id="list3749850483" text:style-name="L4">
        <text:list-item>
          <text:p text:style-name="P7"><text:span text:style-name="Strong_20_Emphasis">Accident Detection</text:span><text:line-break/>→ Reads data from <text:span text:style-name="Strong_20_Emphasis">vibration or tilt sensors</text:span> to detect crashes.</text:p>
        </text:list-item>
        <text:list-item>
          <text:p text:style-name="P7"><text:span text:style-name="Strong_20_Emphasis">Location Tracking</text:span><text:line-break/>→ Works with <text:span text:style-name="Strong_20_Emphasis">GPS module</text:span> to track the car’s location in real time.</text:p>
        </text:list-item>
        <text:list-item>
          <text:p text:style-name="P7"><text:span text:style-name="Strong_20_Emphasis">Send Emergency Alerts</text:span><text:line-break/>→ Uses <text:span text:style-name="Strong_20_Emphasis">Wi-Fi or Bluetooth</text:span> to send alerts to a mobile phone or cloud server.</text:p>
        </text:list-item>
        <text:list-item>
          <text:p text:style-name="P7"><text:span text:style-name="Strong_20_Emphasis">Connect to CAN Bus (with extra chip)</text:span><text:line-break/>→ You can connect it to the car’s CAN bus using a <text:span text:style-name="Strong_20_Emphasis">CAN transceiver chip</text:span> (like MCP2515 + TJA1050).</text:p>
        </text:list-item>
      </text:list>
      <text:p text:style-name="Horizontal_20_Line"/>
      <text:h text:style-name="Heading_20_3" text:outline-level="3"><text:soft-page-break/><text:s text:c="7"/>Example Use-Case</text:h>
      <text:p text:style-name="P3">Car hits something → ESP32 detects vibration → gets GPS location → sends alert to the owner’s mobile phone using Wi-Fi or Bluetooth → can also log car data from the CAN bus.</text:p>
      <text:h text:style-name="P2" text:outline-level="2"><text:s text:c="2"/></text:h>
      <text:h text:style-name="P2" text:outline-level="2"><text:span text:style-name="T2">3] </text:span>What is BMP180?</text:h>
      <text:p text:style-name="Text_20_body">The <text:span text:style-name="Strong_20_Emphasis">BMP180</text:span> is a small, low-cost <text:span text:style-name="Strong_20_Emphasis">sensor</text:span> that measures:</text:p>
      <text:list xml:id="list4149569871" text:style-name="L7">
        <text:list-item>
          <text:p text:style-name="P8"><text:span text:style-name="Strong_20_Emphasis">Air pressure</text:span></text:p>
        </text:list-item>
        <text:list-item>
          <text:p text:style-name="P8"><text:span text:style-name="Strong_20_Emphasis">Altitude (height above sea level)</text:span></text:p>
        </text:list-item>
        <text:list-item>
          <text:p text:style-name="P8"><text:span text:style-name="Strong_20_Emphasis">Temperature</text:span></text:p>
        </text:list-item>
      </text:list>
      <text:p text:style-name="Horizontal_20_Line"/>
      <text:h text:style-name="Heading_20_2" text:outline-level="2"><text:s text:c="3"/>Why We Used BMP180 in Our Project</text:h>
      <text:list xml:id="list1830151149" text:style-name="L8">
        <text:list-item>
          <text:p text:style-name="P9"><text:span text:style-name="Strong_20_Emphasis">Altitude Measurement</text:span><text:line-break/>→ Helps know how high the vehicle is (useful in hilly areas or when a vehicle goes off a cliff).</text:p>
        </text:list-item>
        <text:list-item>
          <text:p text:style-name="P9"><text:span text:style-name="Strong_20_Emphasis">Accident Detection Support</text:span><text:line-break/>→ A sudden change in altitude (like falling) can help <text:span text:style-name="Strong_20_Emphasis">detect crashes</text:span> in mountains or flyovers.</text:p>
        </text:list-item>
        <text:list-item>
          <text:p text:style-name="P9"><text:span text:style-name="Strong_20_Emphasis">Environmental Monitoring</text:span><text:line-break/>→ Can also track <text:span text:style-name="Strong_20_Emphasis">weather or air pressure</text:span> conditions for smart vehicle systems.</text:p>
        </text:list-item>
        <text:list-item>
          <text:p text:style-name="P9"><text:span text:style-name="Strong_20_Emphasis">Compact and Low Power</text:span><text:line-break/>→ It's small and uses very little energy—perfect for use in cars and IoT devices.</text:p>
        </text:list-item>
        <text:list-item>
          <text:p text:style-name="P9"><text:span text:style-name="Strong_20_Emphasis">Works with Microcontrollers Easily</text:span><text:line-break/>→ Can be connected easily to <text:span text:style-name="Strong_20_Emphasis">ESP32</text:span>, <text:span text:style-name="Strong_20_Emphasis">STM32</text:span>, or other microcontrollers using I2C (simple communication line).</text:p>
        </text:list-item>
      </text:list>
      <text:p text:style-name="Horizontal_20_Line"/>
      <text:h text:style-name="Heading_20_2" text:outline-level="2"><text:s text:c="5"/>How It Helps in Vehicle Safety + IoT System</text:h>
      <text:list xml:id="list3940157812" text:style-name="L9">
        <text:list-item>
          <text:p text:style-name="P10"><text:span text:style-name="Strong_20_Emphasis">Detects sudden drops</text:span> in altitude (like if the car goes off-road, down a slope, or flips).</text:p>
        </text:list-item>
        <text:list-item>
          <text:p text:style-name="P10"><text:s/><text:span text:style-name="Strong_20_Emphasis">Monitors temperature</text:span>, useful for vehicle health or environment tracking.</text:p>
        </text:list-item>
        <text:list-item>
          <text:p text:style-name="P11"><text:s/><text:span text:style-name="T2">Sends </text:span><text:span text:style-name="Strong_20_Emphasis">data to the cloud or mobile app</text:span> to log driving conditions.</text:p>
        </text:list-item>
      </text:list>
      <text:p text:style-name="P22"/>
      <text:list xml:id="list183233537009799" text:continue-numbering="true" text:style-name="L9">
        <text:list-item>
          <text:p text:style-name="P11"><text:soft-page-break/>Example Use-Case</text:p>
        </text:list-item>
      </text:list>
      <text:p text:style-name="Quotations">A car driving on a mountain road suddenly falls → BMP180 detects a sharp drop in altitude and pressure → sends this data to ESP32 → an alert is triggered and sent via Wi-Fi/GSM to emergency services.</text:p>
      <text:p text:style-name="Horizontal_20_Line"/>
      <text:h text:style-name="Heading_20_3" text:outline-level="3"><text:span text:style-name="Strong_20_Emphasis"><text:span text:style-name="T2"><text:s text:c="5"/>4] </text:span></text:span><text:span text:style-name="Strong_20_Emphasis">Gas Sensor </text:span></text:h>
      <text:list xml:id="list2046140856" text:style-name="L10">
        <text:list-item>
          <text:p text:style-name="P12"><text:span text:style-name="Strong_20_Emphasis">Detection of Harmful Gases:</text:span></text:p>
          <text:list>
            <text:list-item>
              <text:p text:style-name="P12">Detect gases like <text:span text:style-name="Strong_20_Emphasis">LPG, CO (Carbon Monoxide), CH4 (Methane), or alcohol vapors</text:span>.</text:p>
            </text:list-item>
            <text:list-item>
              <text:p text:style-name="P12">CO is especially dangerous in closed vehicles and can be <text:span text:style-name="Strong_20_Emphasis">fatal if undetected</text:span>.</text:p>
            </text:list-item>
          </text:list>
        </text:list-item>
        <text:list-item>
          <text:p text:style-name="P12"><text:span text:style-name="Strong_20_Emphasis">Accident Prevention:</text:span></text:p>
          <text:list>
            <text:list-item>
              <text:p text:style-name="P12">In case of a gas leak (e.g., from fuel lines or AC refrigerant), early detection can <text:span text:style-name="Strong_20_Emphasis">prevent explosions or fires</text:span>.</text:p>
            </text:list-item>
          </text:list>
        </text:list-item>
        <text:list-item>
          <text:p text:style-name="P12"><text:span text:style-name="Strong_20_Emphasis">Driver Monitoring:</text:span></text:p>
          <text:list>
            <text:list-item>
              <text:p text:style-name="P12">Sensors can detect <text:span text:style-name="Strong_20_Emphasis">alcohol</text:span> in the driver's breath to help <text:span text:style-name="Strong_20_Emphasis">prevent drunk driving</text:span>.</text:p>
            </text:list-item>
          </text:list>
        </text:list-item>
        <text:list-item>
          <text:p text:style-name="P12"><text:span text:style-name="Strong_20_Emphasis">Environment Monitoring:</text:span></text:p>
          <text:list>
            <text:list-item>
              <text:p text:style-name="P12">Useful in <text:span text:style-name="Strong_20_Emphasis">electric or hybrid vehicles</text:span> for monitoring cabin air quality and ventilation.</text:p>
            </text:list-item>
          </text:list>
        </text:list-item>
        <text:list-item>
          <text:p text:style-name="P12"><text:span text:style-name="Strong_20_Emphasis">Smart Alerts and Automation:</text:span></text:p>
          <text:list>
            <text:list-item>
              <text:p text:style-name="P12">Combined with IoT, the system can <text:span text:style-name="Strong_20_Emphasis">send alerts to a phone</text:span>, <text:span text:style-name="Strong_20_Emphasis">trigger alarms</text:span>, or <text:span text:style-name="Strong_20_Emphasis">shut down the engine</text:span> if unsafe levels are detected.</text:p>
            </text:list-item>
          </text:list>
        </text:list-item>
      </text:list>
      <text:p text:style-name="Horizontal_20_Line"/>
      <text:h text:style-name="Heading_20_3" text:outline-level="3"><text:s text:c="6"/>Why we used the <text:span text:style-name="Strong_20_Emphasis">PIR motion sensor</text:span> in our IoT project:</text:h>
      <text:list xml:id="list2344796685" text:style-name="L11">
        <text:list-item>
          <text:p text:style-name="P13"><text:span text:style-name="Strong_20_Emphasis">PIR (Passive Infrared) sensors</text:span> detect motion by sensing the infrared radiation (heat) from humans or animals.</text:p>
        </text:list-item>
        <text:list-item>
          <text:p text:style-name="P13">In a vehicle safety system, we use it to <text:span text:style-name="Strong_20_Emphasis">detect movement inside or around the vehicle</text:span>.</text:p>
        </text:list-item>
        <text:list-item>
          <text:p text:style-name="P13">It helps in <text:span text:style-name="Strong_20_Emphasis">enhancing security</text:span>—for example, alerting the owner if someone is trying to break into the car or if someone is trapped inside.</text:p>
        </text:list-item>
      </text:list>
      <text:p text:style-name="Horizontal_20_Line"/>
      <text:h text:style-name="Heading_20_3" text:outline-level="3"><text:s text:c="3"/>How it can be implemented in a vehicle safety system:</text:h>
      <text:list xml:id="list3311085208" text:style-name="L12">
        <text:list-item>
          <text:p text:style-name="P14"><text:span text:style-name="Strong_20_Emphasis">Place the PIR sensor inside the vehicle</text:span>, like on the dashboard or roof.</text:p>
        </text:list-item>
        <text:list-item>
          <text:p text:style-name="P14">Connect it to an <text:span text:style-name="Strong_20_Emphasis">IoT device</text:span> (like Arduino or NodeMCU) with internet connectivity.</text:p>
        </text:list-item>
        <text:list-item>
          <text:p text:style-name="P14"><text:soft-page-break/>When the sensor detects motion, the system can:</text:p>
          <text:list>
            <text:list-item>
              <text:p text:style-name="P14">Send an <text:span text:style-name="Strong_20_Emphasis">alert to the owner's phone</text:span>.</text:p>
            </text:list-item>
            <text:list-item>
              <text:p text:style-name="P14">Trigger an <text:span text:style-name="Strong_20_Emphasis">alarm or light</text:span> inside the car.</text:p>
            </text:list-item>
            <text:list-item>
              <text:p text:style-name="P14">Notify authorities if needed.</text:p>
            </text:list-item>
          </text:list>
        </text:list-item>
        <text:list-item>
          <text:p text:style-name="P14">The whole setup runs on a small power supply and works even when the vehicle is parked.</text:p>
        </text:list-item>
      </text:list>
      <text:p text:style-name="Horizontal_20_Line"/>
      <text:h text:style-name="Heading_20_3" text:outline-level="3"><text:s text:c="6"/>Example use cases:</text:h>
      <text:list xml:id="list1828166382" text:style-name="L13">
        <text:list-item>
          <text:p text:style-name="P15">Detects if <text:span text:style-name="Strong_20_Emphasis">someone enters the vehicle</text:span> when it’s locked.</text:p>
        </text:list-item>
        <text:list-item>
          <text:p text:style-name="P15">Alerts if a <text:span text:style-name="Strong_20_Emphasis">child or pet is left alone inside</text:span>.</text:p>
        </text:list-item>
        <text:list-item>
          <text:p text:style-name="P15">Warns about <text:span text:style-name="Strong_20_Emphasis">unauthorized access at night</text:span>.</text:p>
        </text:list-item>
      </text:list>
      <text:p text:style-name="P16">=====================================================================</text:p>
      <text:h text:style-name="P1" text:outline-level="3"><text:span text:style-name="T2">5] </text:span>Heat and Flame Sensor </text:h>
      <text:p text:style-name="Text_20_body">In vehicle safety, a <text:span text:style-name="Strong_20_Emphasis">heat and flame sensor</text:span> is used to <text:span text:style-name="Strong_20_Emphasis">detect fire early</text:span>. If a vehicle catches fire (due to overheating, accidents, or electrical faults), this sensor can <text:span text:style-name="Strong_20_Emphasis">sense high temperature or flames quickly</text:span> and send an alert.</text:p>
      <text:p text:style-name="Text_20_body">This helps in:</text:p>
      <text:list xml:id="list3747967545" text:style-name="L14">
        <text:list-item>
          <text:p text:style-name="P17"><text:span text:style-name="Strong_20_Emphasis">Early fire detection</text:span></text:p>
        </text:list-item>
        <text:list-item>
          <text:p text:style-name="P17"><text:span text:style-name="Strong_20_Emphasis">Preventing major damage</text:span></text:p>
        </text:list-item>
        <text:list-item>
          <text:p text:style-name="P17"><text:span text:style-name="Strong_20_Emphasis">Saving lives by warning the driver or passengers</text:span></text:p>
        </text:list-item>
        <text:list-item>
          <text:p text:style-name="P17"><text:span text:style-name="Strong_20_Emphasis">Automatically activating safety systems</text:span> like alarms or fire extinguishers</text:p>
        </text:list-item>
      </text:list>
      <text:p text:style-name="Horizontal_20_Line"/>
      <text:h text:style-name="Heading_20_3" text:outline-level="3"><text:s text:c="2"/>How It Can Be Implemented (Simple Steps):</text:h>
      <text:list xml:id="list307197067" text:style-name="L15">
        <text:list-item>
          <text:p text:style-name="P18"><text:span text:style-name="Strong_20_Emphasis">Install the Sensor</text:span> in the engine area or near battery/electrical systems (places where fires are most likely to start).</text:p>
        </text:list-item>
        <text:list-item>
          <text:p text:style-name="P18">Connect the sensor to an <text:span text:style-name="Strong_20_Emphasis">IoT device</text:span> like Arduino, ESP32, or Raspberry Pi.</text:p>
        </text:list-item>
        <text:list-item>
          <text:p text:style-name="P18">Program the device to:</text:p>
          <text:list>
            <text:list-item>
              <text:p text:style-name="P18"><text:span text:style-name="Strong_20_Emphasis">Monitor the sensor's values</text:span></text:p>
            </text:list-item>
            <text:list-item>
              <text:p text:style-name="P18"><text:span text:style-name="Strong_20_Emphasis">Send alert</text:span> to a phone or cloud system if fire or high heat is detected</text:p>
            </text:list-item>
          </text:list>
        </text:list-item>
        <text:list-item>
          <text:p text:style-name="P18">Optional: Add <text:span text:style-name="Strong_20_Emphasis">buzzer or auto-response system</text:span> (like auto engine shutdown or message to fire department).</text:p>
        </text:list-item>
      </text:list>
      <text:p text:style-name="P16"/>
      <text:h text:style-name="P1" text:outline-level="3"><text:soft-page-break/>Example:</text:h>
      <text:p text:style-name="Quotations">If the flame sensor detects fire , it sends a signal to the microcontroller. The microcontroller then:</text:p>
      <text:list xml:id="list1151294589" text:style-name="L16">
        <text:list-item>
          <text:p text:style-name="P19">Turns on a buzzer </text:p>
        </text:list-item>
        <text:list-item>
          <text:p text:style-name="P19">Sends a message to the driver </text:p>
        </text:list-item>
        <text:list-item>
          <text:p text:style-name="P19">Notifies emergency services through the internet </text:p>
        </text:list-item>
      </text:list>
      <text:p text:style-name="Horizontal_20_Line"/>
      <text:p text:style-name="P16"/>
      <text:h text:style-name="P1" text:outline-level="3"><text:span text:style-name="T2"><text:s text:c="5"/>6] <text:s text:c="2"/></text:span>TJA1050 </text:h>
      <text:list xml:id="list388047289" text:style-name="L17">
        <text:list-item>
          <text:p text:style-name="P20"><text:span text:style-name="Strong_20_Emphasis">Vehicle Compatibility</text:span>: Most modern vehicles use the <text:span text:style-name="Strong_20_Emphasis">CAN bus</text:span> to let different parts of the car communicate (like the engine, brakes, airbags, etc.). The TJA1050 lets our IoT device <text:span text:style-name="Strong_20_Emphasis">talk to the vehicle safely</text:span> through this system.</text:p>
        </text:list-item>
        <text:list-item>
          <text:p text:style-name="P20"><text:span text:style-name="Strong_20_Emphasis">Reliable Communication</text:span>: It ensures <text:span text:style-name="Strong_20_Emphasis">stable and noise-free communication</text:span>, which is critical in vehicle environments where electrical noise is common.</text:p>
        </text:list-item>
        <text:list-item>
          <text:p text:style-name="P20"><text:span text:style-name="Strong_20_Emphasis">Safety-Critical Data Access</text:span>: With TJA1050, we can receive important real-time data (like speed, braking, or crash alerts) and use it in our safety system—like sending alerts to the cloud, emergency contacts, or triggering in-car safety responses.</text:p>
        </text:list-item>
        <text:list-item>
          <text:p text:style-name="P20"><text:span text:style-name="Strong_20_Emphasis">Low Power + Efficient</text:span>: It's designed for automotive use—so it's <text:span text:style-name="Strong_20_Emphasis">power-efficient</text:span>, durable, and perfect for 12V vehicle systems.</text:p>
        </text:list-item>
      </text:list>
      <text:p text:style-name="P16"/>
      <text:p text:style-name="P16"><text:span text:style-name="Strong_20_Emphasis">Why we used the MCP2551 CAN-BUS Transceiver in our IoT Vehicle Safety Project (Easy Explanation):</text:span></text:p>
      <text:p text:style-name="Text_20_body">We used the MCP2551 CAN-BUS transceiver because it helps different parts of a vehicle (like sensors, microcontrollers, and control units) <text:span text:style-name="Strong_20_Emphasis">talk to each other</text:span> quickly and reliably. In our IoT vehicle safety project, we need to send safety-related information (like speed, brake status, or obstacle alerts) from sensors to a central system or even to the cloud.</text:p>
      <text:p text:style-name="Text_20_body">The MCP2551 acts like a <text:span text:style-name="Strong_20_Emphasis">messenger</text:span> that connects the microcontroller to the vehicle's CAN network. It makes sure the data travels safely and correctly over long wires, even in noisy environments like a car. It also prevents damage to the system if there are electrical faults.</text:p>
      <text:p text:style-name="Text_20_body">So, in simple terms, the MCP2551 is used to:</text:p>
      <text:list xml:id="list1356034710" text:style-name="L18">
        <text:list-item>
          <text:p text:style-name="P21"><text:span text:style-name="Strong_20_Emphasis">Connect sensors and controllers</text:span> through the CAN-BUS network</text:p>
        </text:list-item>
        <text:list-item>
          <text:p text:style-name="P21"><text:span text:style-name="Strong_20_Emphasis">Send and receive safety data</text:span> smoothly</text:p>
        </text:list-item>
        <text:list-item>
          <text:p text:style-name="P21"><text:span text:style-name="Strong_20_Emphasis">Protect the system</text:span> from electrical problems</text:p>
        </text:list-item>
        <text:list-item>
          <text:p text:style-name="P21">Make communication <text:span text:style-name="Strong_20_Emphasis">fast and reliable</text:span>, which is very important for safety</text:p>
        </text:list-item>
      </text:list>
      <text:p text:style-name="Horizontal_20_Line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06:00.172660118</meta:creation-date>
    <meta:editing-duration>PT6M12S</meta:editing-duration>
    <meta:editing-cycles>2</meta:editing-cycles>
    <meta:generator>LibreOffice/7.3.7.2$Linux_X86_64 LibreOffice_project/30$Build-2</meta:generator>
    <dc:date>2025-05-05T18:32:32.805441346</dc:date>
    <meta:document-statistic meta:table-count="0" meta:image-count="0" meta:object-count="0" meta:page-count="7" meta:paragraph-count="112" meta:word-count="1523" meta:character-count="8802" meta:non-whitespace-character-count="7415"/>
  </office:meta>
</office:document-meta>
</file>